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51" table:default-cell-style-name="ce1"/>
        <table:table-column table:style-name="co3" table:number-columns-repeated="971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5" table:number-rows-spanned="1">
            <text:p>USER STORY ID</text:p>
          </table:table-cell>
          <table:covered-table-cell table:number-columns-repeated="34"/>
          <table:table-cell table:number-columns-repeated="987"/>
        </table:table-row>
        <table:table-row table:style-name="ro1"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86">
            <text:p>CUSTOMER SPEC REQUIREMENT ID</text:p>
          </table:table-cell>
          <table:table-cell office:value-type="float" office:value="1000" calcext:value-type="float">
            <text:p>1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10" calcext:value-type="float">
            <text:p>1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20" calcext:value-type="float">
            <text:p>1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30" calcext:value-type="float">
            <text:p>1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40" calcext:value-type="float">
            <text:p>1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50" calcext:value-type="float">
            <text:p>1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60" calcext:value-type="float">
            <text:p>1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70" calcext:value-type="float">
            <text:p>1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80" calcext:value-type="float">
            <text:p>1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10" calcext:value-type="float">
            <text:p>2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20" calcext:value-type="float">
            <text:p>2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30" calcext:value-type="float">
            <text:p>2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00" calcext:value-type="float">
            <text:p>3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10" calcext:value-type="float">
            <text:p>3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20" calcext:value-type="float">
            <text:p>3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10" calcext:value-type="float">
            <text:p>4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20" calcext:value-type="float">
            <text:p>4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30" calcext:value-type="float">
            <text:p>4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40" calcext:value-type="float">
            <text:p>4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50" calcext:value-type="float">
            <text:p>4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60" calcext:value-type="float">
            <text:p>4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70" calcext:value-type="float">
            <text:p>4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80" calcext:value-type="float">
            <text:p>4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90" calcext:value-type="float">
            <text:p>4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00" calcext:value-type="float">
            <text:p>4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10" calcext:value-type="float">
            <text:p>4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20" calcext:value-type="float">
            <text:p>4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30" calcext:value-type="float">
            <text:p>41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40" calcext:value-type="float">
            <text:p>41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50" calcext:value-type="float">
            <text:p>41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60" calcext:value-type="float">
            <text:p>41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70" calcext:value-type="float">
            <text:p>41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80" calcext:value-type="float">
            <text:p>41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10" calcext:value-type="float">
            <text:p>5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20" calcext:value-type="float">
            <text:p>5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30" calcext:value-type="float">
            <text:p>5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40" calcext:value-type="float">
            <text:p>5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50" calcext:value-type="float">
            <text:p>5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60" calcext:value-type="float">
            <text:p>5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70" calcext:value-type="float">
            <text:p>5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80" calcext:value-type="float">
            <text:p>5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90" calcext:value-type="float">
            <text:p>5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00" calcext:value-type="float">
            <text:p>5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10" calcext:value-type="float">
            <text:p>5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20" calcext:value-type="float">
            <text:p>5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00" calcext:value-type="float">
            <text:p>6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10" calcext:value-type="float">
            <text:p>6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20" calcext:value-type="float">
            <text:p>6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30" calcext:value-type="float">
            <text:p>6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40" calcext:value-type="float">
            <text:p>6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50" calcext:value-type="float">
            <text:p>6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60" calcext:value-type="float">
            <text:p>6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70" calcext:value-type="float">
            <text:p>6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80" calcext:value-type="float">
            <text:p>6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90" calcext:value-type="float">
            <text:p>6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100" calcext:value-type="float">
            <text:p>6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00" calcext:value-type="float">
            <text:p>7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10" calcext:value-type="float">
            <text:p>7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20" calcext:value-type="float">
            <text:p>7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30" calcext:value-type="float">
            <text:p>7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40" calcext:value-type="float">
            <text:p>7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50" calcext:value-type="float">
            <text:p>7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60" calcext:value-type="float">
            <text:p>7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70" calcext:value-type="float">
            <text:p>7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80" calcext:value-type="float">
            <text:p>7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90" calcext:value-type="float">
            <text:p>7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100" calcext:value-type="float">
            <text:p>7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110" calcext:value-type="float">
            <text:p>7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10" calcext:value-type="float">
            <text:p>8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20" calcext:value-type="float">
            <text:p>8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30" calcext:value-type="float">
            <text:p>8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40" calcext:value-type="float">
            <text:p>8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50" calcext:value-type="float">
            <text:p>8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60" calcext:value-type="float">
            <text:p>8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70" calcext:value-type="float">
            <text:p>8070</text:p>
          </table:table-cell>
          <table:table-cell table:style-name="ce5" table:number-columns-repeated="35"/>
          <table:table-cell table:number-columns-repeated="98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1:19:18.773199593</meta:creation-date>
    <dc:date>2018-01-14T02:02:00.833396072</dc:date>
    <meta:editing-duration>PT32M29S</meta:editing-duration>
    <meta:editing-cycles>5</meta:editing-cycles>
    <meta:generator>LibreOffice/5.4.4.2$Linux_X86_64 LibreOffice_project/40m0$Build-2</meta:generator>
    <meta:document-statistic meta:table-count="1" meta:cell-count="116" meta:object-count="0"/>
  </office:meta>
</office:document-meta>
</file>